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26a2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1ad6" officeooo:paragraph-rsid="0010a2e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26a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9b8e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19b8ed" officeooo:paragraph-rsid="0019b8ed" style:font-size-asian="12pt" style:font-weight-asian="bold" style:font-size-complex="12pt" style:font-weight-complex="bold"/>
    </style:style>
    <style:style style:name="T1" style:family="text">
      <style:text-properties officeooo:rsid="00101ad6"/>
    </style:style>
    <style:style style:name="T2" style:family="text">
      <style:text-properties officeooo:rsid="00126a21"/>
    </style:style>
    <style:style style:name="T3" style:family="text">
      <style:text-properties officeooo:rsid="0019c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un jeu chronométré</text:p>
      <text:p text:style-name="P1"/>
      <text:p text:style-name="P1"/>
      <text:p text:style-name="P1"/>
      <text:p text:style-name="P2"/>
      <text:p text:style-name="P2"/>
      <text:p text:style-name="P2"/>
      <text:p text:style-name="P2">1ère p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ommaire</text:p>
      <text:p text:style-name="P2"/>
      <text:p text:style-name="P2"/>
      <text:p text:style-name="P2"/>
      <text:p text:style-name="P2"/>
      <text:p text:style-name="P2"/>
      <text:p text:style-name="P2"/>
      <text:p text:style-name="P2"/>
      <text:p text:style-name="P2"/>
      <text:p text:style-name="P8">Intro<text:span text:style-name="T3">duction</text:span></text:p>
      <text:p text:style-name="P8">Analyse du problème</text:p>
      <text:p text:style-name="P8">Etude tech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Introduction</text:p>
      <text:p text:style-name="P2"/>
      <text:p text:style-name="P3"/>
      <text:p text:style-name="P7"><text:tab/>Afin de mettre en pratique les nouvelles notions de programmation qu'on a vu en cours de Programmation Système et Concurrente, <text:span text:style-name="T1">dont notamment les threads et la gestion des mémoires critiques, on nous a demandés de coder un programme qui s'occupe de la gestion d'un jeu chronométré. Pour se faire, nous devrons donc dans un premier temps définir nos threads puis <text:s/>voir comment ils communiquent entre eux. Ensuite, nous devrons réfléchir à la manière dont ils partagent les différentes ressources (protection/accès aux ressources). Enfin pour vérifier le bon fonctionnement de notre programme, nous allons créer des fichiers tests qui valideront toutes nos fonctions. Bien sûr, ces fichiers seront accessibles pour l'utilisateur ainsi qu'un fichier annexe qui fera guide d'exemples d'utilisation.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Analysons maintemant plus en détail le cahier des charges.</text:span></text:p>
      <text:p text:style-name="P4"><text:tab/></text:p>
      <text:p text:style-name="P4"><text:tab/><text:span text:style-name="T2">Le jeu est prévu pour uniquement 2 joueurs</text:span><text:tab/><text:span text:style-name="T2">qui joueront sur un ou deux terminaux. On ne nous demande pas de coder un jeu spécifique, ainsi chaque coup sera simulé par une fonction "jouer". Toutefois, la durée du jeu et de chaque coup seront limitées : elles pourront être choisies au début par les joueurs. La règle du jeu est simple, celui qui joue un coup déclaré gagnant gagne la partie. Si jamais un joueur ne joue pas pendant son temps imparti, il est déclaré perdant et si le temps global est écoulé, c'est le joueur en cours qui perd la partie. </text:span></text:p>
      <text:p text:style-name="P4"/>
      <text:p text:style-name="P4"/>
      <text:p text:style-name="P4"/>
      <text:p text:style-name="P5"><text: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6M48S</meta:editing-duration>
    <meta:editing-cycles>17</meta:editing-cycles>
    <meta:generator>LibreOffice/4.2.7.2$Linux_X86_64 LibreOffice_project/420m0$Build-2</meta:generator>
    <dc:date>2015-01-08T16:39:26.894196095</dc:date>
    <meta:document-statistic meta:table-count="0" meta:image-count="0" meta:object-count="0" meta:page-count="3" meta:paragraph-count="12" meta:word-count="244" meta:character-count="1512" meta:non-whitespace-character-count="1271"/>
    <meta:user-defined meta:name="Info 1"/>
    <meta:user-defined meta:name="Info 2"/>
    <meta:user-defined meta:name="Info 3"/>
    <meta:user-defined meta:name="Info 4"/>
  </office:meta>
</office:document-meta>
</file>